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6604A4BE0E1370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b12d"/>
    </style:style>
    <style:style style:name="P2" style:family="paragraph" style:parent-style-name="Standard">
      <style:paragraph-properties fo:text-align="start" style:justify-single-word="false"/>
      <style:text-properties officeooo:paragraph-rsid="001ab12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b12d"/>
    </style:style>
    <style:style style:name="T1" style:family="text">
      <style:text-properties style:text-position="super 58%"/>
    </style:style>
    <style:style style:name="T2" style:family="text">
      <style:text-properties officeooo:rsid="001b4198"/>
    </style:style>
    <style:style style:name="T3" style:family="text">
      <style:text-properties officeooo:rsid="001d0b66"/>
    </style:style>
    <style:style style:name="T4" style:family="text">
      <style:text-properties officeooo:rsid="001d3e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7" style:data-style-name="N0">6.07</text:variable-set>: Power!</text:p>
      <text:list xml:id="list7523436367005646370" text:style-name="L1">
        <text:list-item>
          <text:p text:style-name="P3">Janizintly does <text:span text:style-name="T4">6</text:span>0 Joules of work lifting a dictionary in 5 seconds. <text:s/>What was her power?</text:p>
        </text:list-item>
      </text:list>
      <text:p text:style-name="P2"/>
      <text:p text:style-name="P2"/>
      <text:p text:style-name="P2"/>
      <text:p text:style-name="P2"/>
      <text:list xml:id="list223024990265023" text:continue-numbering="true" text:style-name="L1">
        <text:list-item>
          <text:p text:style-name="P3">Lorren <text:s/>pushes a box 1<text:span text:style-name="T4">3</text:span> meters across the floor using a force of 10N. <text:s/>It takes her 20 seconds to push the box. <text:s/>What is her power output?</text:p>
        </text:list-item>
      </text:list>
      <text:p text:style-name="P2"/>
      <text:p text:style-name="P2"/>
      <text:p text:style-name="P2"/>
      <text:p text:style-name="P2"/>
      <text:list xml:id="list223024942337866" text:continue-numbering="true" text:style-name="L1">
        <text:list-item>
          <text:p text:style-name="P3">Areli kicks a 0.25 kg football. <text:s/>Her foot exerts a force of 1<text:span text:style-name="T4">8</text:span>0N on the ball, and is in contact with it for 0.25 seconds. <text:s/>During that time, the football moves a distance of 1.2 meters. <text:s/>What is the amount of Power that s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23024813014178" text:continue-numbering="true" text:style-name="L1">
        <text:list-item>
          <text:p text:style-name="P3">Elysse crushes a soda can under her foot, using a force of 4<text:span text:style-name="T4">5</text:span>N. <text:s/>She takes 0.5 second to crush the can. Her power was 1.2 Watts. <text:s/>What was the distance that the can collap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3023141169509" text:continue-numbering="true" text:style-name="L1">
        <text:list-item>
          <text:p text:style-name="P3">Celina pushes a box with a force of 5<text:span text:style-name="T4">5</text:span>N directly to the right. <text:s/>It travels along a ramp that is <text:span text:style-name="T2">20</text:span> degrees above horizontal. <text:s/>If the box moves 2 meters to the right, and it takes her 5 seconds, </text:p>
          <text:list>
            <text:list-item>
              <text:p text:style-name="P3">What is the amount of work that Celina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23023021811121" text:continue-numbering="true" text:style-name="L1">
        <text:list-item>
          <text:list>
            <text:list-item>
              <text:p text:style-name="P3">What is Celina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23023461611955" text:continue-numbering="true" text:style-name="L1">
        <text:list-item>
          <text:p text:style-name="P3"><text:soft-page-break/>Hazel pushes a 5 kg box <text:span text:style-name="T2">15</text:span> meters in 1<text:span text:style-name="T4">1</text:span> seconds, using a constant force. <text:s/>How much power does she use?</text:p>
          <text:p text:style-name="P3"/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3024898267611" text:continue-numbering="true" text:style-name="L1">
        <text:list-item>
          <text:p text:style-name="P3">Abraham lifts a 1<text:span text:style-name="T4">6</text:span> kg box up from the ground at a speed of <text:span text:style-name="T2">4</text:span> m/s. <text:s/>What is the power he us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3023523548398" text:continue-numbering="true" text:style-name="L1">
        <text:list-item>
          <text:p text:style-name="P3">Elijah wants to put all his exercise energy to good use. <text:s/>He rides her stationary bicycle for a distance of 3 km. <text:s/>It takes him <text:span text:style-name="T3">13</text:span> minutes to go this far. <text:s/>He uses an average force of 200 N. <text:s/></text:p>
          <text:list>
            <text:list-item>
              <text:p text:style-name="P3">What is the amount of work he di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23023031037295" text:continue-numbering="true" text:style-name="L1">
        <text:list-item>
          <text:list>
            <text:list-item>
              <text:p text:style-name="P3">What was Elijah's power outpu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23024139896234" text:continue-numbering="true" text:style-name="L1">
        <text:list-item>
          <text:list>
            <text:list-item>
              <text:p text:style-name="P3">If he captured all of the energy he used in a battery, how long could he run his 100-watt light bulb for?</text:p>
            </text:list-item>
          </text:list>
        </text:list-item>
      </text:list>
      <text:p text:style-name="P2"/>
      <text:p text:style-name="P2"/>
      <text:p text:style-name="P2"/>
      <text:list xml:id="list223023362240758" text:continue-numbering="true" text:style-name="L1">
        <text:list-item>
          <text:list>
            <text:list-item>
              <text:p text:style-name="P3">How long could he run his 2000 Watt refrigerator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6604A4BE0E1370CF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04T22:30:22.948765964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48:32.277080137</meta:creation-date>
    <meta:editing-duration>PT7M27S</meta:editing-duration>
    <meta:editing-cycles>5</meta:editing-cycles>
    <meta:generator>LibreOffice/5.0.6.2$Linux_X86_64 LibreOffice_project/00$Build-2</meta:generator>
    <dc:date>2016-08-04T22:30:22.880030879</dc:date>
    <meta:document-statistic meta:table-count="0" meta:image-count="2" meta:object-count="0" meta:page-count="2" meta:paragraph-count="17" meta:word-count="327" meta:character-count="1637" meta:non-whitespace-character-count="1288"/>
  </office:meta>
</office:document-meta>
</file>